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2" style:family="paragraph" style:parent-style-name="Standard">
      <style:paragraph-properties fo:text-align="justify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6pt" fo:font-weight="bold" officeooo:rsid="007e4c3b" officeooo:paragraph-rsid="0072f671" style:font-size-asian="16pt" style:font-weight-asian="bold" style:font-weight-complex="bold"/>
    </style:style>
    <style:style style:name="P4" style:family="paragraph" style:parent-style-name="Standard">
      <style:paragraph-properties fo:text-align="justify" style:justify-single-word="false" style:writing-mode="lr-tb"/>
      <style:text-properties officeooo:paragraph-rsid="0072f671"/>
    </style:style>
    <style:style style:name="P5" style:family="paragraph" style:parent-style-name="Standard">
      <style:paragraph-properties fo:text-align="justify" style:justify-single-word="false" style:writing-mode="lr-tb"/>
      <style:text-properties officeooo:paragraph-rsid="019451dc"/>
    </style:style>
    <style:style style:name="P6" style:family="paragraph" style:parent-style-name="Standard">
      <style:paragraph-properties fo:text-align="justify" style:justify-single-word="false" style:writing-mode="lr-tb"/>
      <style:text-properties fo:font-weight="normal" officeooo:rsid="019569d7" officeooo:paragraph-rsid="019569d7" style:font-weight-asian="normal" style:font-weight-complex="normal"/>
    </style:style>
    <style:style style:name="P7" style:family="paragraph" style:parent-style-name="Standard">
      <style:paragraph-properties fo:text-align="justify" style:justify-single-word="false" style:writing-mode="lr-tb"/>
      <style:text-properties fo:font-size="16pt" fo:font-weight="bold" officeooo:rsid="019451dc" officeooo:paragraph-rsid="019451dc" style:font-size-asian="16pt" style:font-weight-asian="bold" style:font-weight-complex="bold"/>
    </style:style>
    <style:style style:name="P8" style:family="paragraph" style:parent-style-name="Standard">
      <style:paragraph-properties fo:text-align="justify" style:justify-single-word="false" style:writing-mode="lr-tb"/>
      <style:text-properties fo:font-weight="normal" officeooo:rsid="01999316" officeooo:paragraph-rsid="01999316" style:font-weight-asian="normal" style:font-weight-complex="normal"/>
    </style:style>
    <style:style style:name="P9" style:family="paragraph" style:parent-style-name="Standard">
      <style:paragraph-properties fo:text-align="justify" style:justify-single-word="false" style:writing-mode="lr-tb"/>
      <style:text-properties fo:font-weight="normal" officeooo:rsid="01999316" officeooo:paragraph-rsid="019569d7" style:font-weight-asian="normal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fo:font-weight="normal" officeooo:rsid="019ba0d9" officeooo:paragraph-rsid="019d6f5d" style:font-weight-asian="normal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fo:font-weight="normal" officeooo:rsid="019fa7e2" officeooo:paragraph-rsid="019fa7e2" style:font-weight-asian="normal" style:font-weight-complex="normal"/>
    </style:style>
    <style:style style:name="P12" style:family="paragraph" style:parent-style-name="Standard">
      <style:paragraph-properties fo:text-align="justify" style:justify-single-word="false" style:writing-mode="lr-tb"/>
      <style:text-properties fo:font-weight="normal" officeooo:rsid="01a077f1" officeooo:paragraph-rsid="01a077f1" style:font-weight-asian="normal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fo:font-weight="normal" officeooo:rsid="01a211c2" officeooo:paragraph-rsid="01a211c2" style:font-weight-asian="normal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fo:font-weight="normal" officeooo:rsid="01a33c1b" officeooo:paragraph-rsid="01a33c1b" style:font-weight-asian="normal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fo:font-weight="normal" officeooo:rsid="01a395a3" officeooo:paragraph-rsid="01a395a3" style:font-weight-asian="normal" style:font-weight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fo:font-weight="normal" officeooo:rsid="01a56ffe" officeooo:paragraph-rsid="01a56ffe" style:font-weight-asian="normal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fo:font-weight="normal" officeooo:rsid="01a56ffe" officeooo:paragraph-rsid="01b6067f" style:font-weight-asian="normal" style:font-weight-complex="normal"/>
    </style:style>
    <style:style style:name="P18" style:family="paragraph" style:parent-style-name="Standard">
      <style:paragraph-properties fo:text-align="justify" style:justify-single-word="false" style:writing-mode="lr-tb"/>
      <style:text-properties fo:font-weight="normal" officeooo:rsid="01a65a93" officeooo:paragraph-rsid="01a65a93" style:font-weight-asian="normal" style:font-weight-complex="normal"/>
    </style:style>
    <style:style style:name="P19" style:family="paragraph" style:parent-style-name="Standard">
      <style:paragraph-properties fo:text-align="justify" style:justify-single-word="false" style:writing-mode="lr-tb"/>
      <style:text-properties fo:font-weight="normal" officeooo:rsid="01a750b8" officeooo:paragraph-rsid="01a750b8" style:font-weight-asian="normal" style:font-weight-complex="normal"/>
    </style:style>
    <style:style style:name="P20" style:family="paragraph" style:parent-style-name="Standard">
      <style:paragraph-properties fo:text-align="justify" style:justify-single-word="false" style:writing-mode="lr-tb"/>
      <style:text-properties fo:font-weight="normal" officeooo:rsid="01a91080" officeooo:paragraph-rsid="01a91080" style:font-weight-asian="normal" style:font-weight-complex="normal"/>
    </style:style>
    <style:style style:name="P21" style:family="paragraph" style:parent-style-name="Standard">
      <style:paragraph-properties fo:text-align="justify" style:justify-single-word="false" style:writing-mode="lr-tb"/>
      <style:text-properties fo:font-weight="normal" officeooo:rsid="01aa3d1b" officeooo:paragraph-rsid="01aa3d1b" style:font-weight-asian="normal" style:font-weight-complex="normal"/>
    </style:style>
    <style:style style:name="P22" style:family="paragraph" style:parent-style-name="Standard">
      <style:paragraph-properties fo:text-align="justify" style:justify-single-word="false" style:writing-mode="lr-tb"/>
      <style:text-properties fo:font-weight="normal" officeooo:rsid="01ab4db5" officeooo:paragraph-rsid="01ab4db5" style:font-weight-asian="normal" style:font-weight-complex="normal"/>
    </style:style>
    <style:style style:name="P23" style:family="paragraph" style:parent-style-name="Standard">
      <style:paragraph-properties fo:text-align="justify" style:justify-single-word="false" style:writing-mode="lr-tb"/>
      <style:text-properties fo:font-weight="normal" officeooo:rsid="01ab8fd2" officeooo:paragraph-rsid="01ab8fd2" style:font-weight-asian="normal" style:font-weight-complex="normal"/>
    </style:style>
    <style:style style:name="P24" style:family="paragraph" style:parent-style-name="Standard">
      <style:paragraph-properties fo:text-align="justify" style:justify-single-word="false" style:writing-mode="lr-tb"/>
      <style:text-properties fo:font-weight="normal" officeooo:rsid="01ad48c3" officeooo:paragraph-rsid="01ad48c3" style:font-weight-asian="normal" style:font-weight-complex="normal"/>
    </style:style>
    <style:style style:name="P25" style:family="paragraph" style:parent-style-name="Standard">
      <style:paragraph-properties fo:text-align="justify" style:justify-single-word="false" style:writing-mode="lr-tb"/>
      <style:text-properties fo:font-weight="normal" officeooo:rsid="01ae3076" officeooo:paragraph-rsid="01ae3076" style:font-weight-asian="normal" style:font-weight-complex="normal"/>
    </style:style>
    <style:style style:name="P26" style:family="paragraph" style:parent-style-name="Standard">
      <style:paragraph-properties fo:text-align="justify" style:justify-single-word="false" style:writing-mode="lr-tb"/>
      <style:text-properties fo:font-weight="normal" officeooo:rsid="01b6067f" officeooo:paragraph-rsid="01b6067f" style:font-weight-asian="normal" style:font-weight-complex="normal"/>
    </style:style>
    <style:style style:name="P27" style:family="paragraph" style:parent-style-name="Standard">
      <style:paragraph-properties fo:text-align="justify" style:justify-single-word="false" style:writing-mode="lr-tb"/>
      <style:text-properties fo:font-weight="normal" officeooo:rsid="01b84304" officeooo:paragraph-rsid="01b84304" style:font-weight-asian="normal" style:font-weight-complex="normal"/>
    </style:style>
    <style:style style:name="P28" style:family="paragraph" style:parent-style-name="Standard">
      <style:paragraph-properties fo:text-align="justify" style:justify-single-word="false" style:writing-mode="lr-tb"/>
      <style:text-properties fo:font-weight="bold" officeooo:rsid="01ae3076" officeooo:paragraph-rsid="01ae3076" style:font-weight-asian="bold" style:font-weight-complex="bold"/>
    </style:style>
    <style:style style:name="P29" style:family="paragraph" style:parent-style-name="Standard">
      <style:paragraph-properties fo:text-align="justify" style:justify-single-word="false" style:writing-mode="lr-tb"/>
      <style:text-properties fo:font-weight="bold" officeooo:rsid="01ae3076" officeooo:paragraph-rsid="01ae38a5" style:font-weight-asian="bold" style:font-weight-complex="bold"/>
    </style:style>
    <style:style style:name="P30" style:family="paragraph" style:parent-style-name="Standard">
      <style:paragraph-properties fo:text-align="justify" style:justify-single-word="false" style:writing-mode="lr-tb"/>
      <style:text-properties fo:font-weight="bold" officeooo:rsid="01ae3076" officeooo:paragraph-rsid="01b0ddca" style:font-weight-asian="bold" style:font-weight-complex="bold"/>
    </style:style>
    <style:style style:name="P31" style:family="paragraph" style:parent-style-name="Standard">
      <style:paragraph-properties fo:text-align="justify" style:justify-single-word="false" style:writing-mode="lr-tb"/>
      <style:text-properties fo:font-weight="bold" officeooo:rsid="01b6067f" officeooo:paragraph-rsid="01b6067f" style:font-weight-asian="bold" style:font-weight-complex="bold"/>
    </style:style>
    <style:style style:name="P32" style:family="paragraph" style:parent-style-name="Standard">
      <style:paragraph-properties fo:text-align="justify" style:justify-single-word="false" style:writing-mode="lr-tb"/>
      <style:text-properties fo:font-weight="bold" officeooo:rsid="01b41ceb" officeooo:paragraph-rsid="01b41ceb" style:font-weight-asian="bold" style:font-weight-complex="bold"/>
    </style:style>
    <style:style style:name="P33" style:family="paragraph" style:parent-style-name="Standard">
      <style:paragraph-properties fo:text-align="justify" style:justify-single-word="false" style:writing-mode="lr-tb"/>
      <style:text-properties fo:font-weight="bold" officeooo:rsid="01b84304" officeooo:paragraph-rsid="01b84304" style:font-weight-asian="bold" style:font-weight-complex="bold"/>
    </style:style>
    <style:style style:name="P34" style:family="paragraph" style:parent-style-name="Standard">
      <style:paragraph-properties fo:text-align="justify" style:justify-single-word="false" style:writing-mode="lr-tb"/>
      <style:text-properties fo:font-weight="bold" officeooo:rsid="01a56ffe" officeooo:paragraph-rsid="01a56ffe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weight-complex="bold"/>
    </style:style>
    <style:style style:name="T2" style:family="text">
      <style:text-properties fo:font-size="16pt" fo:font-weight="bold" officeooo:rsid="007e4c3b" style:font-size-asian="16pt" style:font-weight-asian="bold" style:font-weight-complex="bold"/>
    </style:style>
    <style:style style:name="T3" style:family="text">
      <style:text-properties fo:font-size="16pt" fo:font-weight="bold" officeooo:rsid="019451dc" style:font-size-asian="16pt" style:font-weight-asian="bold" style:font-weight-complex="bold"/>
    </style:style>
    <style:style style:name="T4" style:family="text">
      <style:text-properties fo:font-size="16pt" fo:font-weight="bold" officeooo:rsid="019a4955" style:font-size-asian="16pt" style:font-weight-asian="bold" style:font-weight-complex="bold"/>
    </style:style>
    <style:style style:name="T5" style:family="text">
      <style:text-properties fo:font-size="16pt" style:font-size-asian="16pt"/>
    </style:style>
    <style:style style:name="T6" style:family="text">
      <style:text-properties fo:font-size="16pt" officeooo:rsid="019451dc" style:font-size-asian="16pt"/>
    </style:style>
    <style:style style:name="T7" style:family="text">
      <style:text-properties fo:font-size="16pt" officeooo:rsid="0197f575" style:font-size-asian="16pt"/>
    </style:style>
    <style:style style:name="T8" style:family="text">
      <style:text-properties fo:font-size="16pt" officeooo:rsid="019d6f5d" style:font-size-asian="16pt"/>
    </style:style>
    <style:style style:name="T9" style:family="text">
      <style:text-properties fo:font-size="16pt" officeooo:rsid="01999316" style:font-size-asian="16pt"/>
    </style:style>
    <style:style style:name="T10" style:family="text">
      <style:text-properties fo:font-size="16pt" officeooo:rsid="019ef638" style:font-size-asian="16pt"/>
    </style:style>
    <style:style style:name="T11" style:family="text">
      <style:text-properties fo:font-size="16pt" officeooo:rsid="019fdfd6" style:font-size-asian="16pt"/>
    </style:style>
    <style:style style:name="T12" style:family="text">
      <style:text-properties fo:font-size="16pt" officeooo:rsid="01a30422" style:font-size-asian="16pt"/>
    </style:style>
    <style:style style:name="T13" style:family="text">
      <style:text-properties fo:font-size="16pt" officeooo:rsid="01a51237" style:font-size-asian="16pt"/>
    </style:style>
    <style:style style:name="T14" style:family="text">
      <style:text-properties fo:font-size="16pt" officeooo:rsid="01abe8d6" style:font-size-asian="16pt"/>
    </style:style>
    <style:style style:name="T15" style:family="text">
      <style:text-properties fo:font-size="16pt" officeooo:rsid="01acb79f" style:font-size-asian="16pt"/>
    </style:style>
    <style:style style:name="T16" style:family="text">
      <style:text-properties fo:font-size="16pt" officeooo:rsid="01ab8fd2" style:font-size-asian="16pt"/>
    </style:style>
    <style:style style:name="T17" style:family="text">
      <style:text-properties fo:font-size="16pt" officeooo:rsid="01ae38a5" style:font-size-asian="16pt"/>
    </style:style>
    <style:style style:name="T18" style:family="text">
      <style:text-properties fo:font-size="16pt" officeooo:rsid="01ae75f3" style:font-size-asian="16pt"/>
    </style:style>
    <style:style style:name="T19" style:family="text">
      <style:text-properties fo:font-size="16pt" officeooo:rsid="01b2a352" style:font-size-asian="16pt"/>
    </style:style>
    <style:style style:name="T20" style:family="text">
      <style:text-properties fo:font-size="16pt" fo:font-weight="normal" style:font-size-asian="16pt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мообучение за уеб разработчик </text:p>
      <text:p text:style-name="P1"/>
      <text:p text:style-name="P2"/>
      <text:p text:style-name="P4"><text:bookmark-start text:name="__DdeLink__107_2254549990"/><text:span text:style-name="T1"><text:s/>HTML <text:s/>и </text:span><text:bookmark-start text:name="__DdeLink__148_1535331899"/><text:span text:style-name="T1">CSS</text:span><text:bookmark-end text:name="__DdeLink__148_1535331899"/><text:span text:style-name="T1"> за начинаещи – </text:span><text:span text:style-name="T3">10</text:span><text:span text:style-name="T2">.0</text:span><text:span text:style-name="T3">4</text:span><text:span text:style-name="T2">.2023 / </text:span><text:span text:style-name="T4">Осъществен на 12.04</text:span></text:p>
      <text:p text:style-name="P3"/>
      <text:p text:style-name="P5"><text:span text:style-name="T1">Урок № </text:span><text:span text:style-name="T3">20</text:span><text:span text:style-name="T1"> – </text:span><text:bookmark-end text:name="__DdeLink__107_2254549990"/><text:span text:style-name="T3">Цветовете в <text:s/>CSS. Какво представляват hex, rgba и hsla</text:span></text:p>
      <text:p text:style-name="P7"/>
      <text:p text:style-name="P7"/>
      <text:p text:style-name="P6"><text:span text:style-name="T6">З</text:span><text:span text:style-name="T5">дравейте, днес ще разгледаме цветовите гами в CSS. В този урок ще научите какво е rgb, какво представлява rgba, що е то hsla и разбира се не на последно място ще разгледаме </text:span><text:span text:style-name="T7">свойствата за прозрачност на цветовете.</text:span></text:p>
      <text:p text:style-name="P9"><text:span text:style-name="T5"/></text:p>
      <text:p text:style-name="P8"><text:span text:style-name="T5"/></text:p>
      <text:p text:style-name="P10"><text:span text:style-name="T5">Когато използваме имена на конкретни цветове, естествено че е много по-лесно за нас като разработчици. </text:span><text:span text:style-name="T8">Може би мнозина от вас ще се запитат, от къде знам тези цветове и имената им. Не ги помня на изуст, няма и нужда да ги помня. </text:span><text:span text:style-name="T7">М</text:span><text:span text:style-name="T9">оже</text:span><text:span text:style-name="T10">те</text:span><text:span text:style-name="T9"> да намерим наименованията на всички цветове използвани в CSS в образователния уеб сайт W3Schools.</text:span></text:p>
      <text:p text:style-name="P10"><text:span text:style-name="T9"/></text:p>
      <text:p text:style-name="P11"><text:span text:style-name="T9">А</text:span><text:span text:style-name="T5">ко трябва да бъда честен, аз всъщност не използвам тези цветове, когато създавам дизайн на уеб страници. </text:span><text:span text:style-name="T11">Запитайте се дали искате да използвате точно този цвят, с това наименование, с точно този нюанс и интензитет. Ако отговорът е не, тогава просто няма нужда да бъдем толкова стриктни и да се придържаме към определени имена и номеклатура на цветовете. Можем да използваме цветове, които според нас най-добре подхождат на дизайна и цялостния проект, по който работим.</text:span></text:p>
      <text:p text:style-name="P11"><text:span text:style-name="T11"/></text:p>
      <text:p text:style-name="P32"><text:span text:style-name="T11">H</text:span><text:span text:style-name="T5">EX</text:span></text:p>
      <text:p text:style-name="P11"><text:span text:style-name="T11"/></text:p>
      <text:p text:style-name="P12"><text:span text:style-name="T11">Е</text:span><text:span text:style-name="T5">то защо, аз много често използвам, както в работата си така и в уроците, които ви представям, хекс кодовете на цветовете и техните нюанси. Отново не е нужно да ги помните на изуст, а и това е почти невъзможно. Просто използвайте т.нар. Color Picker или палитра от цветове, за да получите желаният от вас цвят.</text:span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oft-page-break/><text:span text:style-name="T5"/></text:p>
      <text:p text:style-name="P12"><text:span text:style-name="T5"/></text:p>
      <text:p text:style-name="P13"><text:span text:style-name="T5">Хекс кодовете обикновено, започват със символа # и се състоят от </text:span><text:span text:style-name="T12">7 знака. </text:span></text:p>
      <text:p text:style-name="P13"><text:span text:style-name="T12"/></text:p>
      <text:p text:style-name="P14"><text:span text:style-name="T12">В</text:span><text:span text:style-name="T5">ажно е да отбележим, че колкото повече цифри видите в този код, цветът ще е тъмен, колкото повече букви видите в кода, цветът ще бъде по-светъл.</text:span></text:p>
      <text:p text:style-name="P14"><text:span text:style-name="T5"/></text:p>
      <text:p text:style-name="P15"><text:span text:style-name="T5">Можете просто да напишете Color Picker <text:s/>в google и ще имате палитра с цветовете. </text:span><text:span text:style-name="T13">Тази палитра ви дава кодовете на цвета във формат HEX, RGB, HSL, HSV, CMYK.</text:span></text:p>
      <text:p text:style-name="P15"><text:span text:style-name="T13"/></text:p>
      <text:p text:style-name="P16"><text:span text:style-name="T13">В </text:span><text:span text:style-name="T5">CSS записваме цветовете във формат HEX по следния начин:</text:span></text:p>
      <text:p text:style-name="P16"><text:span text:style-name="T5"/></text:p>
      <text:p text:style-name="P16"><text:span text:style-name="T5">background: #32a852;</text:span></text:p>
      <text:p text:style-name="P16"><text:span text:style-name="T5"/></text:p>
      <text:p text:style-name="P16"><text:span text:style-name="T5"/></text:p>
      <text:p text:style-name="P34"><text:span text:style-name="T5">Шестнадесетични цветове</text:span></text:p>
      <text:p text:style-name="P34"><text:span text:style-name="T5"/></text:p>
      <text:p text:style-name="P16"><text:span text:style-name="T5">Шестнадесетичните стойности на цветовете се поддържат от всички браузъри.</text:span></text:p>
      <text:p text:style-name="P16"><text:span text:style-name="T5"/></text:p>
      <text:p text:style-name="P16"><text:span text:style-name="T5">Шестнадесетичен цвят се задава с:</text:span></text:p>
      <text:p text:style-name="P16"><text:span text:style-name="T5"/></text:p>
      <text:p text:style-name="P16"><text:span text:style-name="T5">#rrggbb</text:span></text:p>
      <text:p text:style-name="P16"><text:span text:style-name="T5"/></text:p>
      <text:p text:style-name="P16"><text:span text:style-name="T5">Където rr (червено), gg (зелено) и bb (синьо) са шестнадесетични цели числа между 00 и ff, определящи интензивността на цвета.</text:span></text:p>
      <text:p text:style-name="P16"><text:span text:style-name="T5"/></text:p>
      <text:p text:style-name="P16"><text:span text:style-name="T5">Например #ff0000 се показва като червено, тъй като червеното е настроено на най-високата си стойност (ff), а другите две (зелено и синьо) са настроени на 00.</text:span></text:p>
      <text:p text:style-name="P16"><text:span text:style-name="T5"/></text:p>
      <text:p text:style-name="P16"><text:span text:style-name="T5">Друг пример: #00ff00 се изобразява като зелен цвят, защото зеленият цвят е зададен на най-високата си стойност (ff), а другите два (червен и син) са настроени на 00.</text:span></text:p>
      <text:p text:style-name="P16"><text:span text:style-name="T5"/></text:p>
      <text:p text:style-name="P16"><text:span text:style-name="T5">За да се изобрази черно, задайте всички параметри на цвета на 00, както следва: #000000.</text:span></text:p>
      <text:p text:style-name="P16"><text:span text:style-name="T5"/></text:p>
      <text:p text:style-name="P16"><text:span text:style-name="T5">За да покажете бяло, задайте всички цветови параметри на ff, например така: #ffffff.</text:span></text:p>
      <text:p text:style-name="P16"><text:soft-page-break/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31"><text:span text:style-name="T5">RGB и RGBa</text:span></text:p>
      <text:p text:style-name="P26"><text:span text:style-name="T5"/></text:p>
      <text:p text:style-name="P31"><text:span text:style-name="T5">Цветове RGB</text:span></text:p>
      <text:p text:style-name="P26"><text:span text:style-name="T5"/></text:p>
      <text:p text:style-name="P26"><text:span text:style-name="T5">Цветовите стойности RGB се поддържат от всички браузъри.</text:span></text:p>
      <text:p text:style-name="P26"><text:span text:style-name="T5"/></text:p>
      <text:p text:style-name="P26"><text:span text:style-name="T5">Стойността на RGB цвета се задава с:</text:span></text:p>
      <text:p text:style-name="P26"><text:span text:style-name="T5"/></text:p>
      <text:p text:style-name="P26"><text:span text:style-name="T5">rgb(червено, зелено, синьо)</text:span></text:p>
      <text:p text:style-name="P26"><text:span text:style-name="T5"/></text:p>
      <text:p text:style-name="P26"><text:span text:style-name="T5">Всеки параметър (червено, зелено и синьо) определя интензивността на цвета със стойност между 0 и 255.</text:span></text:p>
      <text:p text:style-name="P26"><text:span text:style-name="T5"/></text:p>
      <text:p text:style-name="P26"><text:span text:style-name="T5">Например rgb(255, 0, 0) се показва като червен цвят, тъй като червеното е зададено на най-високата си стойност (255), а другите два (зелено и синьо) са зададени на 0.</text:span></text:p>
      <text:p text:style-name="P26"><text:span text:style-name="T5"/></text:p>
      <text:p text:style-name="P26"><text:span text:style-name="T5">Друг пример: rgb(0, 255, 0) се изобразява като зелено, защото зеленото е настроено на най-високата си стойност (255), а другите две (червено и синьо) са настроени на 0.</text:span></text:p>
      <text:p text:style-name="P26"><text:span text:style-name="T5"/></text:p>
      <text:p text:style-name="P26"><text:span text:style-name="T5">За да изобразите черно, задайте всички параметри на цвета на 0, например така: rgb(0, 0, 0).</text:span></text:p>
      <text:p text:style-name="P26"><text:span text:style-name="T5"/></text:p>
      <text:p text:style-name="P26"><text:span text:style-name="T5">За да покажете бяло, задайте всички цветови параметри на 255, например така: rgb(255, 255, 255).</text:span></text:p>
      <text:p text:style-name="P26"><text:span text:style-name="T5"/></text:p>
      <text:p text:style-name="P17"><text:span text:style-name="T5"/></text:p>
      <text:p text:style-name="P16"><text:span text:style-name="T5"/></text:p>
      <text:p text:style-name="P18"><text:span text:style-name="T5">Цветовете от RGB гамата следва да бъдат използвани като:</text:span></text:p>
      <text:p text:style-name="P18"><text:span text:style-name="T5"/></text:p>
      <text:p text:style-name="P18"><text:span text:style-name="T5"><text:s/>background: rgb(0, 255, 153);</text:span></text:p>
      <text:p text:style-name="P18"><text:span text:style-name="T5"/></text:p>
      <text:p text:style-name="P19"><text:span text:style-name="T5"/></text:p>
      <text:p text:style-name="P19"><text:span text:style-name="T5">Някои от вас може би ще се запитат, как да направя така, че когато имам фоново изображение, цветът, който съм избрал да бъде прозрачен и да снимката отново да се вижда.</text:span></text:p>
      <text:p text:style-name="P19"><text:span text:style-name="T5"/></text:p>
      <text:p text:style-name="P19"><text:span text:style-name="T5">За целта, можем да използваме комбинацията:</text:span></text:p>
      <text:p text:style-name="P19"><text:span text:style-name="T5"/></text:p>
      <text:p text:style-name="P19"><text:soft-page-break/><text:span text:style-name="T5">background: rgba(204, 102, 255,.75);</text:span></text:p>
      <text:p text:style-name="P19"><text:span text:style-name="T5"/></text:p>
      <text:p text:style-name="P20"><text:span text:style-name="T5">Буквата „а“ след rgb означава alpha, именно това придава свойството на прозрачност на цвета.</text:span></text:p>
      <text:p text:style-name="P20"><text:span text:style-name="T5"/></text:p>
      <text:p text:style-name="P21"><text:span text:style-name="T5">Прозрачността се регулира, като задаваме стойност след последната запетая. В случая по-горе тя е .75, което придава ефект на 75% прозрачност. Колкото по-малка е тази стойност толкова по-прозрачен е нашият цвят и съответно, колкото по-голяма е стойността толкова по-плътен е цветът и прозрачността намалява.</text:span></text:p>
      <text:p text:style-name="P21"><text:span text:style-name="T5"/></text:p>
      <text:p text:style-name="P23"><text:span text:style-name="T5">Мнозина обаче, когато искат да зададат прозрачност на своите цветове, не използват </text:span><text:bookmark-start text:name="__DdeLink__538_323538571"/><text:span text:style-name="T5">RGBa</text:span><text:bookmark-end text:name="__DdeLink__538_323538571"/><text:span text:style-name="T5">. </text:span><text:span text:style-name="T14">И след бърз преглед в google намират нещото наречено </text:span><text:bookmark-start text:name="__DdeLink__540_323538571"/><text:span text:style-name="T14">opacity</text:span><text:bookmark-end text:name="__DdeLink__540_323538571"/><text:span text:style-name="T14"> в CSS. </text:span><text:span text:style-name="T15">Да това в повечето случаи работи, но когато зададете стойност на този критерии, не само вашият елемент и цветът му, но и всичко в него, става прозрачно, както текста да речем.</text:span></text:p>
      <text:p text:style-name="P23"><text:span text:style-name="T15"/></text:p>
      <text:p text:style-name="P24"><text:span text:style-name="T15">Т</text:span><text:span text:style-name="T5">ака, че правилното е да използваме <text:s/></text:span><text:span text:style-name="T16">RGBa </text:span><text:span text:style-name="T5">в нашата работа, вместо <text:s/></text:span><text:span text:style-name="T14">opacity. </text:span><text:span text:style-name="T5">Разбира се и тя влиза в действие и може да бъде използвана, но само при определени случаи.</text:span></text:p>
      <text:p text:style-name="P24"><text:span text:style-name="T5"/></text:p>
      <text:p text:style-name="P33"><text:span text:style-name="T5">HSL </text:span></text:p>
      <text:p text:style-name="P27"><text:span text:style-name="T5"/></text:p>
      <text:p text:style-name="P22"><text:span text:style-name="T5">Последният вид цвят, който ще демонстрираме днес е HSL. </text:span></text:p>
      <text:p text:style-name="P22"><text:span text:style-name="T5"/></text:p>
      <text:p text:style-name="P22"><text:span text:style-name="T5">Този вид цвят, или цветова гама работи подобно на RGB. </text:span></text:p>
      <text:p text:style-name="P22"><text:span text:style-name="T5"/></text:p>
      <text:p text:style-name="P25"><text:span text:style-name="T5">Този вид оцветяване не се използва много често. </text:span></text:p>
      <text:p text:style-name="P25"><text:span text:style-name="T5"/></text:p>
      <text:p text:style-name="P28"><text:span text:style-name="T5">Цветове HSL</text:span></text:p>
      <text:p text:style-name="P28"><text:span text:style-name="T5"/></text:p>
      <text:p text:style-name="P25"><text:span text:style-name="T5">HSL цветовите стойности се поддържат в Edge, Chrome, Firefox, Safari, Opera 10+ и в IE9+.</text:span></text:p>
      <text:p text:style-name="P25"><text:span text:style-name="T5"/></text:p>
      <text:p text:style-name="P25"><text:span text:style-name="T5">HSL е съкращение от Hue (оттенък), Saturation (наситеност) и Lightness (яркост).</text:span></text:p>
      <text:p text:style-name="P25"><text:span text:style-name="T5"/></text:p>
      <text:p text:style-name="P25"><text:span text:style-name="T5">HSL цветовите стойности се задават с:</text:span></text:p>
      <text:p text:style-name="P25"><text:span text:style-name="T5"/></text:p>
      <text:p text:style-name="P25"><text:span text:style-name="T5">hsl(hue, saturation, lightness)</text:span></text:p>
      <text:p text:style-name="P25"><text:span text:style-name="T5"/></text:p>
      <text:p text:style-name="P29"><text:span text:style-name="T5">Hue (</text:span><text:span text:style-name="T18">Н</text:span><text:span text:style-name="T17">юанс</text:span><text:span text:style-name="T5">)</text:span></text:p>
      <text:p text:style-name="P25"><text:soft-page-break/><text:span text:style-name="T5">Нюансът е степен на цветното колело от 0 до 360. 0 (или 360) е червено, 120 е зелено, 240 е синьо.</text:span></text:p>
      <text:p text:style-name="P25"><text:span text:style-name="T5"/></text:p>
      <text:p text:style-name="P28"><text:span text:style-name="T5">Saturation </text:span><text:bookmark-start text:name="__DdeLink__545_323538571"/><text:bookmark-start text:name="__DdeLink__542_323538571"/><text:span text:style-name="T5">(</text:span><text:span text:style-name="T19">Н</text:span><text:span text:style-name="T5">аситеност)</text:span><text:bookmark-end text:name="__DdeLink__545_323538571"/><text:bookmark-end text:name="__DdeLink__542_323538571"/></text:p>
      <text:p text:style-name="P25"><text:span text:style-name="T5">Наситеността може да се опише като интензивност на даден цвят. Тя е процентна стойност от 0% до 100%.</text:span></text:p>
      <text:p text:style-name="P25"><text:span text:style-name="T5"/></text:p>
      <text:p text:style-name="P25"><text:span text:style-name="T5">100% е пълен цвят, без нюанси на сивото.</text:span></text:p>
      <text:p text:style-name="P25"><text:span text:style-name="T5"/></text:p>
      <text:p text:style-name="P25"><text:span text:style-name="T5">50% е 50% сиво, но все още можете да видите цвета.</text:span></text:p>
      <text:p text:style-name="P25"><text:span text:style-name="T5"/></text:p>
      <text:p text:style-name="P25"><text:span text:style-name="T5">0% е напълно сиво; вече не можете да видите цвета.</text:span></text:p>
      <text:p text:style-name="P25"><text:span text:style-name="T5"/></text:p>
      <text:p text:style-name="P30"><text:span text:style-name="T5">Lightness</text:span><text:bookmark-start text:name="__DdeLink__542_3235385711"/><text:span text:style-name="T5">(Яркостт)</text:span><text:bookmark-end text:name="__DdeLink__542_3235385711"/></text:p>
      <text:p text:style-name="P25"><text:bookmark-start text:name="__DdeLink__548_323538571"/><text:span text:style-name="T5">Яркостта</text:span><text:bookmark-end text:name="__DdeLink__548_323538571"/><text:span text:style-name="T5"> на даден цвят може да се опише като колко светлина искате да придадете на цвета, където 0% означава никаква светлина (тъмно), 50% означава 50% светлина (нито тъмно, нито светло), а 100% означава пълна светлина.</text:span></text:p>
      <text:p text:style-name="P25"><text:span text:style-name="T5"/></text:p>
      <text:p text:style-name="P25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bg" fo:country="BG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7:14:12</meta:creation-date>
    <dc:language>en-US</dc:language>
    <dc:date>2023-04-12T13:36:06.106097004</dc:date>
    <meta:editing-cycles>654</meta:editing-cycles>
    <meta:editing-duration>P1DT19H36M48S</meta:editing-duration>
    <meta:generator>LibreOffice/7.3.7.2$Linux_X86_64 LibreOffice_project/30$Build-2</meta:generator>
    <meta:document-statistic meta:table-count="0" meta:image-count="0" meta:object-count="0" meta:page-count="5" meta:paragraph-count="59" meta:word-count="946" meta:character-count="5709" meta:non-whitespace-character-count="4807"/>
    <meta:user-defined meta:name="AppVersion">15.0000</meta:user-defined>
  </office:meta>
</office:document-meta>
</file>